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geswaran 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OpenMP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n API for writing multi</text:p>
              </text:list-item>
              <text:list-item>
                <text:p>A set of compiler directives and library routines </text:p>
                <text:p>for parallel application programmers</text:p>
              </text:list-item>
              <text:list-item>
                <text:p>Greatly simplifies writing multi-threaded (MT) programs in Fortran, C &amp; C++</text:p>
              </text:list-item>
              <text:list-item>
                <text:p>Standardizes last 20 years of SMP practi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1" draw:layer="layout" svg:width="25.2cm" svg:height="3.4cm" svg:x="1.5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2cm" svg:height="3.6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2cm" svg:height="3.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25.2cm" svg:height="4.4cm" svg:x="1.8cm" svg:y="1.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7cm" svg:y1="3.8cm" svg:x2="27cm" svg:y2="3.8cm" draw:start-shape="id1" draw:end-shape="id1" svg:d="m27000 3800" svg:viewBox="0 0 1 1">
          <text:p/>
        </draw:connector>
        <draw:connector draw:style-name="gr7" draw:text-style-name="P1" draw:layer="layout" draw:type="line" svg:x1="14.4cm" svg:y1="1.6cm" svg:x2="14.4cm" svg:y2="1.6cm" draw:start-shape="id1" draw:end-shape="id1" svg:d="m14400 1600" svg:viewBox="0 0 1 1">
          <text:p/>
        </draw:connector>
        <draw:custom-shape draw:style-name="gr8" draw:text-style-name="P1" draw:layer="layout" svg:width="23.6cm" svg:height="1.2cm" svg:x="2.4cm" svg:y="2.4cm">
          <text:p text:style-name="P1">End 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3.6cm" svg:height="1cm" svg:x="2.5cm" svg:y="4cm"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8cm" svg:height="2.8cm" svg:x="2.8cm" svg:y="7.8cm">
          <text:p text:style-name="P1">Directives,</text:p>
          <text:p text:style-name="P1">Compil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8cm" svg:height="2.8cm" svg:x="10.6cm" svg:y="7.8cm">
          <text:p text:style-name="P1">OpenMP Librar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8cm" svg:height="2.8cm" svg:x="17.8cm" svg:y="7.8cm">
          <text:p text:style-name="P1">Environment VAriabl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3.6cm" svg:height="1cm" svg:x="2.2cm" svg:y="12.6cm">
          <text:p text:style-name="P1">OpenMP RunTime 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3.6cm" svg:height="1cm" svg:x="2.2cm" svg:y="14.2cm">
          <text:p text:style-name="P1">OS/system support for shared memory and thread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3.6cm" svg:height="1cm" svg:x="2.2cm" svg:y="18.6cm">
          <text:p text:style-name="P1">Shared Address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cm" svg:height="1cm" svg:x="2.4cm" svg:y="17.2cm">
          <text:p text:style-name="P1">Proc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cm" svg:height="1cm" svg:x="6.4cm" svg:y="17.2cm">
          <text:p text:style-name="P1">Proc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cm" svg:height="1cm" svg:x="10.4cm" svg:y="17.2cm">
          <text:p text:style-name="P1">Proc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cm" svg:height="1cm" svg:x="22.2cm" svg:y="17.2cm">
          <text:p text:style-name="P1">Proc n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MP core syntax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st of the constructs in OpenMP are compiler directives.</text:p>
                <text:list>
                  <text:list-item>
                    <text:p>#pragma omp construct [clause [clause]…]</text:p>
                  </text:list-item>
                  <text:list-item>
                    <text:p><text:span text:style-name="T1">Example:</text:span></text:p>
                  </text:list-item>
                  <text:list-item>
                    <text:p>#pragma omp parallel num_threads(4)</text:p>
                  </text:list-item>
                </text:list>
              </text:list-item>
              <text:list-item>
                <text:p>Function prototypes and types in the file: </text:p>
                <text:list>
                  <text:list-item>
                    <text:p>#include &lt;omp.h&gt;</text:p>
                  </text:list-item>
                </text:list>
              </text:list-item>
              <text:list-item>
                <text:p>Most OpenMP* constructs apply to a </text:p>
                <text:list>
                  <text:list-item>
                    <text:p>“structured block”.</text:p>
                    <text:list>
                      <text:list-item>
                        <text:p>Structured block: a block of one or more statements <text:s/>with one point of entry at the top and one point of <text:s/>exit at the bottom. </text:p>
                      </text:list-item>
                    </text:list>
                  </text:list-item>
                  <text:list-item>
                    <text:p>It’s OK to have an exit() within the structured b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rcise 1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tyam </meta:initial-creator>
    <meta:creation-date>2014-04-21T18:18:30</meta:creation-date>
    <dc:date>2014-04-22T10:37:02</dc:date>
    <dc:creator>satyam </dc:creator>
    <meta:editing-duration>PT16H7M10S</meta:editing-duration>
    <meta:editing-cycles>13</meta:editing-cycles>
    <meta:generator>LibreOffice/3.5$Linux_X86_64 LibreOffice_project/350m1$Build-2</meta:generator>
    <meta:document-statistic meta:object-count="61"/>
  </office:meta>
</office:document-meta>
</file>